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3FB0000015539EF5B61.png" manifest:media-type="image/png"/>
  <manifest:file-entry manifest:full-path="Object 6/Pictures/20000006000069420000232FF0D69FD6.svm" manifest:media-type="image/x-svm"/>
  <manifest:file-entry manifest:full-path="Object 6/" manifest:media-type="application/vnd.oasis.opendocument.chart"/>
  <manifest:file-entry manifest:full-path="meta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3FB0000015539EF5B61.png" manifest:media-type="image/png"/>
  <manifest:file-entry manifest:full-path="Object 2/Pictures/20000006000069420000232FF0D69FD6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dde8cb" fo:border="0.74pt solid #000000"/>
    </style:style>
    <style:style style:name="ce6" style:family="table-cell" style:parent-style-name="Default">
      <style:table-cell-properties fo:background-color="#ffdbb6" fo:border="0.74pt solid #000000"/>
    </style:style>
    <style:style style:name="ce7" style:family="table-cell" style:parent-style-name="Default">
      <style:table-cell-properties fo:background-color="#dee7e5" fo:border="0.74pt solid #000000"/>
    </style:style>
    <style:style style:name="ce8" style:family="table-cell" style:parent-style-name="Default">
      <style:table-cell-properties fo:background-color="#cccccc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segwit_unlock" table:style-name="ta1">
        <table:shapes>
          <draw:frame draw:z-index="0" draw:style-name="gr1" draw:text-style-name="P1" svg:width="28.543cm" svg:height="9.005cm" svg:x="22.809cm" svg:y="22.471cm">
            <draw:object draw:notify-on-update-of-ranges="result_segwit_unlock.H36:result_segwit_unlock.H68 result_segwit_unlock.F36:result_segwit_unlock.F68 result_segwit_unlock.F104:result_segwit_unlock.F1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8.439cm" svg:height="9.004cm" svg:x="22.929cm" svg:y="12.857cm">
            <draw:object draw:notify-on-update-of-ranges="result_segwit_unlock.H36:result_segwit_unlock.H68 result_segwit_unlock.G36:result_segwit_unlock.G68 result_segwit_unlock.G104:result_segwit_unlock.G1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.526cm" svg:height="9.005cm" svg:x="23.374cm" svg:y="51.825cm">
            <draw:object draw:notify-on-update-of-ranges="result_segwit_unlock.H138:result_segwit_unlock.H144 result_segwit_unlock.G138:result_segwit_unlock.G1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23.696cm" svg:height="9.004cm" svg:x="23.284cm" svg:y="42.102cm">
            <draw:object draw:notify-on-update-of-ranges="result_segwit_unlock.H138:result_segwit_unlock.H144 result_segwit_unlock.B138:result_segwit_unlock.B144 result_segwit_unlock.E138:result_segwit_unlock.E144 result_segwit_unlock.F138:result_segwit_unlock.F1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<text:s/>WEIGHT UNITS</text:p>
          </table:table-cell>
          <table:table-cell table:style-name="Default" office:value-type="string" calcext:value-type="string">
            <text:p>VIRTUAL BYTES</text:p>
          </table:table-cell>
          <table:table-cell table:style-name="Default" office:value-type="string" calcext:value-type="string">
            <text:p>NO WITNESS</text:p>
          </table:table-cell>
          <table:table-cell table:style-name="Default" office:value-type="string" calcext:value-type="string">
            <text:p><text:s/>WITNESS</text:p>
          </table:table-cell>
          <table:table-cell table:style-name="Default" office:value-type="string" calcext:value-type="string">
            <text:p><text:s/>TX PER BLOCK</text:p>
          </table:table-cell>
          <table:table-cell table:style-name="Default" office:value-type="string" calcext:value-type="string">
            <text:p><text:s/>N SCRIP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3">
            <text:p>segwit_lock</text:p>
          </table:table-cell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3" calcext:value-type="float">
            <text:p>233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5" calcext:value-type="float">
            <text:p>235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254" calcext:value-type="float">
            <text:p>425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34" calcext:value-type="float">
            <text:p>23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3">
            <text:p>segwit unlock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7054" calcext:value-type="float">
            <text:p>705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6249" calcext:value-type="float">
            <text:p>624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459" calcext:value-type="float">
            <text:p>459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5601" calcext:value-type="float">
            <text:p>560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787" calcext:value-type="float">
            <text:p>787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082" calcext:value-type="float">
            <text:p>508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861" calcext:value-type="float">
            <text:p>861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521" calcext:value-type="float">
            <text:p>521</text:p>
          </table:table-cell>
          <table:table-cell table:style-name="ce12" office:value-type="float" office:value="4645" calcext:value-type="float">
            <text:p>464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933" calcext:value-type="float">
            <text:p>93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4286" calcext:value-type="float">
            <text:p>428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752" calcext:value-type="float">
            <text:p>752</text:p>
          </table:table-cell>
          <table:table-cell table:style-name="ce12" office:value-type="float" office:value="1007" calcext:value-type="float">
            <text:p>1007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667" calcext:value-type="float">
            <text:p>667</text:p>
          </table:table-cell>
          <table:table-cell table:style-name="ce12" office:value-type="float" office:value="3971" calcext:value-type="float">
            <text:p>397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40" calcext:value-type="float">
            <text:p>740</text:p>
          </table:table-cell>
          <table:table-cell table:style-name="ce12" office:value-type="float" office:value="3703" calcext:value-type="float">
            <text:p>370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898" calcext:value-type="float">
            <text:p>898</text:p>
          </table:table-cell>
          <table:table-cell table:style-name="ce12" office:value-type="float" office:value="1153" calcext:value-type="float">
            <text:p>1153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13" calcext:value-type="float">
            <text:p>813</text:p>
          </table:table-cell>
          <table:table-cell table:style-name="ce12" office:value-type="float" office:value="3468" calcext:value-type="float">
            <text:p>3468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970" calcext:value-type="float">
            <text:p>970</text:p>
          </table:table-cell>
          <table:table-cell table:style-name="ce12" office:value-type="float" office:value="1225" calcext:value-type="float">
            <text:p>1225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85" calcext:value-type="float">
            <text:p>885</text:p>
          </table:table-cell>
          <table:table-cell table:style-name="ce12" office:value-type="float" office:value="3265" calcext:value-type="float">
            <text:p>3265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044" calcext:value-type="float">
            <text:p>1044</text:p>
          </table:table-cell>
          <table:table-cell table:style-name="ce12" office:value-type="float" office:value="1299" calcext:value-type="float">
            <text:p>1299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59" calcext:value-type="float">
            <text:p>959</text:p>
          </table:table-cell>
          <table:table-cell table:style-name="ce12" office:value-type="float" office:value="3079" calcext:value-type="float">
            <text:p>307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117" calcext:value-type="float">
            <text:p>1117</text:p>
          </table:table-cell>
          <table:table-cell table:style-name="ce12" office:value-type="float" office:value="1372" calcext:value-type="float">
            <text:p>1372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2915" calcext:value-type="float">
            <text:p>2915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190" calcext:value-type="float">
            <text:p>1190</text:p>
          </table:table-cell>
          <table:table-cell table:style-name="ce12" office:value-type="float" office:value="1445" calcext:value-type="float">
            <text:p>1445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2" office:value-type="float" office:value="2767" calcext:value-type="float">
            <text:p>2767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263" calcext:value-type="float">
            <text:p>1263</text:p>
          </table:table-cell>
          <table:table-cell table:style-name="ce12" office:value-type="float" office:value="1518" calcext:value-type="float">
            <text:p>1518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178" calcext:value-type="float">
            <text:p>1178</text:p>
          </table:table-cell>
          <table:table-cell table:style-name="ce12" office:value-type="float" office:value="2634" calcext:value-type="float">
            <text:p>263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336" calcext:value-type="float">
            <text:p>1336</text:p>
          </table:table-cell>
          <table:table-cell table:style-name="ce12" office:value-type="float" office:value="1591" calcext:value-type="float">
            <text:p>1591</text:p>
          </table:table-cell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251" calcext:value-type="float">
            <text:p>1251</text:p>
          </table:table-cell>
          <table:table-cell table:style-name="ce12" office:value-type="float" office:value="2513" calcext:value-type="float">
            <text:p>2513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409" calcext:value-type="float">
            <text:p>1409</text:p>
          </table:table-cell>
          <table:table-cell table:style-name="ce12" office:value-type="float" office:value="1664" calcext:value-type="float">
            <text:p>1664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324" calcext:value-type="float">
            <text:p>1324</text:p>
          </table:table-cell>
          <table:table-cell table:style-name="ce12" office:value-type="float" office:value="2403" calcext:value-type="float">
            <text:p>2403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482" calcext:value-type="float">
            <text:p>1482</text:p>
          </table:table-cell>
          <table:table-cell table:style-name="ce12" office:value-type="float" office:value="1737" calcext:value-type="float">
            <text:p>1737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397" calcext:value-type="float">
            <text:p>1397</text:p>
          </table:table-cell>
          <table:table-cell table:style-name="ce12" office:value-type="float" office:value="2302" calcext:value-type="float">
            <text:p>2302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554" calcext:value-type="float">
            <text:p>1554</text:p>
          </table:table-cell>
          <table:table-cell table:style-name="ce12" office:value-type="float" office:value="1809" calcext:value-type="float">
            <text:p>1809</text:p>
          </table:table-cell>
          <table:table-cell table:style-name="ce12" office:value-type="float" office:value="453" calcext:value-type="float">
            <text:p>453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469" calcext:value-type="float">
            <text:p>1469</text:p>
          </table:table-cell>
          <table:table-cell table:style-name="ce12" office:value-type="float" office:value="2210" calcext:value-type="float">
            <text:p>221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627" calcext:value-type="float">
            <text:p>1627</text:p>
          </table:table-cell>
          <table:table-cell table:style-name="ce12" office:value-type="float" office:value="1882" calcext:value-type="float">
            <text:p>1882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542" calcext:value-type="float">
            <text:p>1542</text:p>
          </table:table-cell>
          <table:table-cell table:style-name="ce12" office:value-type="float" office:value="2125" calcext:value-type="float">
            <text:p>2125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955" calcext:value-type="float">
            <text:p>1955</text:p>
          </table:table-cell>
          <table:table-cell table:style-name="ce12" office:value-type="float" office:value="489" calcext:value-type="float">
            <text:p>489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615" calcext:value-type="float">
            <text:p>1615</text:p>
          </table:table-cell>
          <table:table-cell table:style-name="ce12" office:value-type="float" office:value="2045" calcext:value-type="float">
            <text:p>2045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774" calcext:value-type="float">
            <text:p>1774</text:p>
          </table:table-cell>
          <table:table-cell table:style-name="ce12" office:value-type="float" office:value="2029" calcext:value-type="float">
            <text:p>2029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689" calcext:value-type="float">
            <text:p>1689</text:p>
          </table:table-cell>
          <table:table-cell table:style-name="ce12" office:value-type="float" office:value="1971" calcext:value-type="float">
            <text:p>197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847" calcext:value-type="float">
            <text:p>1847</text:p>
          </table:table-cell>
          <table:table-cell table:style-name="ce12" office:value-type="float" office:value="2102" calcext:value-type="float">
            <text:p>2102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762" calcext:value-type="float">
            <text:p>1762</text:p>
          </table:table-cell>
          <table:table-cell table:style-name="ce12" office:value-type="float" office:value="1902" calcext:value-type="float">
            <text:p>190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920" calcext:value-type="float">
            <text:p>1920</text:p>
          </table:table-cell>
          <table:table-cell table:style-name="ce12" office:value-type="float" office:value="2175" calcext:value-type="float">
            <text:p>2175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835" calcext:value-type="float">
            <text:p>1835</text:p>
          </table:table-cell>
          <table:table-cell table:style-name="ce12" office:value-type="float" office:value="1838" calcext:value-type="float">
            <text:p>1838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1992" calcext:value-type="float">
            <text:p>1992</text:p>
          </table:table-cell>
          <table:table-cell table:style-name="ce12" office:value-type="float" office:value="2247" calcext:value-type="float">
            <text:p>2247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907" calcext:value-type="float">
            <text:p>1907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065" calcext:value-type="float">
            <text:p>2065</text:p>
          </table:table-cell>
          <table:table-cell table:style-name="ce12" office:value-type="float" office:value="2320" calcext:value-type="float">
            <text:p>2320</text:p>
          </table:table-cell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724" calcext:value-type="float">
            <text:p>17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139" calcext:value-type="float">
            <text:p>2139</text:p>
          </table:table-cell>
          <table:table-cell table:style-name="ce12" office:value-type="float" office:value="2394" calcext:value-type="float">
            <text:p>2394</text:p>
          </table:table-cell>
          <table:table-cell table:style-name="ce12" office:value-type="float" office:value="599" calcext:value-type="float">
            <text:p>599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054" calcext:value-type="float">
            <text:p>2054</text:p>
          </table:table-cell>
          <table:table-cell table:style-name="ce12" office:value-type="float" office:value="1670" calcext:value-type="float">
            <text:p>1670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212" calcext:value-type="float">
            <text:p>2212</text:p>
          </table:table-cell>
          <table:table-cell table:style-name="ce12" office:value-type="float" office:value="2467" calcext:value-type="float">
            <text:p>2467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127" calcext:value-type="float">
            <text:p>2127</text:p>
          </table:table-cell>
          <table:table-cell table:style-name="ce12" office:value-type="float" office:value="1621" calcext:value-type="float">
            <text:p>1621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285" calcext:value-type="float">
            <text:p>2285</text:p>
          </table:table-cell>
          <table:table-cell table:style-name="ce12" office:value-type="float" office:value="2540" calcext:value-type="float">
            <text:p>2540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574" calcext:value-type="float">
            <text:p>1574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2613" calcext:value-type="float">
            <text:p>2613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273" calcext:value-type="float">
            <text:p>2273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430" calcext:value-type="float">
            <text:p>2430</text:p>
          </table:table-cell>
          <table:table-cell table:style-name="ce12" office:value-type="float" office:value="2685" calcext:value-type="float">
            <text:p>2685</text:p>
          </table:table-cell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345" calcext:value-type="float">
            <text:p>2345</text:p>
          </table:table-cell>
          <table:table-cell table:style-name="ce12" office:value-type="float" office:value="1489" calcext:value-type="float">
            <text:p>1489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503" calcext:value-type="float">
            <text:p>250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418" calcext:value-type="float">
            <text:p>2418</text:p>
          </table:table-cell>
          <table:table-cell table:style-name="ce12" office:value-type="float" office:value="1450" calcext:value-type="float">
            <text:p>1450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576" calcext:value-type="float">
            <text:p>2576</text:p>
          </table:table-cell>
          <table:table-cell table:style-name="ce12" office:value-type="float" office:value="2831" calcext:value-type="float">
            <text:p>2831</text:p>
          </table:table-cell>
          <table:table-cell table:style-name="ce12" office:value-type="float" office:value="708" calcext:value-type="float">
            <text:p>708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491" calcext:value-type="float">
            <text:p>2491</text:p>
          </table:table-cell>
          <table:table-cell table:style-name="ce12" office:value-type="float" office:value="1412" calcext:value-type="float">
            <text:p>141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float" office:value="2650" calcext:value-type="float">
            <text:p>2650</text:p>
          </table:table-cell>
          <table:table-cell table:style-name="ce12" office:value-type="float" office:value="2905" calcext:value-type="float">
            <text:p>2905</text:p>
          </table:table-cell>
          <table:table-cell table:style-name="ce12" office:value-type="float" office:value="727" calcext:value-type="float">
            <text:p>727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565" calcext:value-type="float">
            <text:p>2565</text:p>
          </table:table-cell>
          <table:table-cell table:style-name="ce12" office:value-type="float" office:value="1376" calcext:value-type="float">
            <text:p>1376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3">
            <text:p>taproot lock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>
            <draw:frame draw:z-index="2" draw:style-name="gr1" draw:text-style-name="P1" svg:width="26.944cm" svg:height="9.005cm" svg:x="0.204cm" svg:y="0.242cm">
              <draw:object draw:notify-on-update-of-ranges="result_segwit_unlock.H104:result_segwit_unlock.H136 result_segwit_unlock.F104:result_segwit_unlock.F1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940" calcext:value-type="float">
            <text:p>940</text:p>
          </table:table-cell>
          <table:table-cell table:number-columns-repeated="2" table:style-name="ce6" office:value-type="float" office:value="235" calcext:value-type="float">
            <text:p>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4" calcext:value-type="float">
            <text:p>4254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936" calcext:value-type="float">
            <text:p>936</text:p>
          </table:table-cell>
          <table:table-cell table:number-columns-repeated="2" table:style-name="ce6" office:value-type="float" office:value="234" calcext:value-type="float">
            <text:p>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3">
            <text:p>taproot unlock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6884" calcext:value-type="float">
            <text:p>688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6884" calcext:value-type="float">
            <text:p>688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6524" calcext:value-type="float">
            <text:p>652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6524" calcext:value-type="float">
            <text:p>652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6524" calcext:value-type="float">
            <text:p>652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6524" calcext:value-type="float">
            <text:p>652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5907" calcext:value-type="float">
            <text:p>5907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5641" calcext:value-type="float">
            <text:p>5641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5641" calcext:value-type="float">
            <text:p>5641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5641" calcext:value-type="float">
            <text:p>5641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aproot dimension transaction 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581" calcext:value-type="float">
            <text:p>58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6884" calcext:value-type="float">
            <text:p>688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Default" office:value-type="float" office:value="390" calcext:value-type="float">
            <text:p>390</text:p>
          </table:table-cell>
          <table:table-cell table:style-name="Default" office:value-type="float" office:value="645" calcext:value-type="float">
            <text:p>64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6201" calcext:value-type="float">
            <text:p>620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table:style-name="Default" office:value-type="float" office:value="486" calcext:value-type="float">
            <text:p>48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401" calcext:value-type="float">
            <text:p>401</text:p>
          </table:table-cell>
          <table:table-cell table:style-name="Default" office:value-type="float" office:value="5397" calcext:value-type="float">
            <text:p>5397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covered-table-cell/>
          <table:table-cell table:style-name="Default" office:value-type="float" office:value="584" calcext:value-type="float">
            <text:p>584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499" calcext:value-type="float">
            <text:p>499</text:p>
          </table:table-cell>
          <table:table-cell table:style-name="Default" office:value-type="float" office:value="4767" calcext:value-type="float">
            <text:p>4767</text:p>
          </table:table-cell>
          <table:table-cell table:style-name="Default"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covered-table-cell/>
          <table:table-cell table:style-name="Default" office:value-type="float" office:value="712" calcext:value-type="float">
            <text:p>712</text:p>
          </table:table-cell>
          <table:table-cell table:style-name="Default" office:value-type="float" office:value="967" calcext:value-type="float">
            <text:p>967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4136" calcext:value-type="float">
            <text:p>4136</text:p>
          </table:table-cell>
          <table:table-cell table:style-name="Default" office:value-type="float" office:value="10001" calcext:value-type="float">
            <text:p>10001</text:p>
          </table:table-cell>
          <table:table-cell table:number-columns-repeated="2"/>
        </table:table-row>
        <table:table-row table:style-name="ro1">
          <table:covered-table-cell/>
          <table:table-cell table:style-name="Default" office:value-type="float" office:value="808" calcext:value-type="float">
            <text:p>808</text:p>
          </table:table-cell>
          <table:table-cell table:style-name="Default" office:value-type="float" office:value="1063" calcext:value-type="float">
            <text:p>1063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23" calcext:value-type="float">
            <text:p>723</text:p>
          </table:table-cell>
          <table:table-cell table:style-name="Default" office:value-type="float" office:value="3762" calcext:value-type="float">
            <text:p>3762</text:p>
          </table:table-cell>
          <table:table-cell table:style-name="Default" office:value-type="float" office:value="100001" calcext:value-type="float">
            <text:p>100001</text:p>
          </table:table-cell>
          <table:table-cell table:number-columns-repeated="2"/>
        </table:table-row>
        <table:table-row table:style-name="ro1">
          <table:covered-table-cell/>
          <table:table-cell table:style-name="Default" office:value-type="float" office:value="904" calcext:value-type="float">
            <text:p>904</text:p>
          </table:table-cell>
          <table:table-cell table:style-name="Default" office:value-type="float" office:value="1159" calcext:value-type="float">
            <text:p>1159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19" calcext:value-type="float">
            <text:p>819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 office:value-type="float" office:value="1000001" calcext:value-type="float">
            <text:p>1000001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936" calcext:value-type="float">
            <text:p>936</text:p>
          </table:table-cell>
          <table:table-cell table:number-columns-repeated="2" table:style-name="ce8" office:value-type="float" office:value="234" calcext:value-type="float">
            <text:p>2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73" calcext:value-type="float">
            <text:p>427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940" calcext:value-type="float">
            <text:p>940</text:p>
          </table:table-cell>
          <table:table-cell table:number-columns-repeated="2" table:style-name="ce8" office:value-type="float" office:value="235" calcext:value-type="float">
            <text:p>23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54" calcext:value-type="float">
            <text:p>425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936" calcext:value-type="float">
            <text:p>936</text:p>
          </table:table-cell>
          <table:table-cell table:number-columns-repeated="2" table:style-name="ce8" office:value-type="float" office:value="234" calcext:value-type="float">
            <text:p>2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73" calcext:value-type="float">
            <text:p>427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940" calcext:value-type="float">
            <text:p>940</text:p>
          </table:table-cell>
          <table:table-cell table:number-columns-repeated="2" table:style-name="ce8" office:value-type="float" office:value="235" calcext:value-type="float">
            <text:p>23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54" calcext:value-type="float">
            <text:p>4254</text:p>
          </table:table-cell>
          <table:table-cell table:style-name="ce8"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936" calcext:value-type="float">
            <text:p>936</text:p>
          </table:table-cell>
          <table:table-cell table:number-columns-repeated="2" table:style-name="ce8" office:value-type="float" office:value="234" calcext:value-type="float">
            <text:p>2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73" calcext:value-type="float">
            <text:p>4273</text:p>
          </table:table-cell>
          <table:table-cell table:style-name="ce8" office:value-type="float" office:value="10001" calcext:value-type="float">
            <text:p>10001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936" calcext:value-type="float">
            <text:p>936</text:p>
          </table:table-cell>
          <table:table-cell table:number-columns-repeated="2" table:style-name="ce8" office:value-type="float" office:value="234" calcext:value-type="float">
            <text:p>2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73" calcext:value-type="float">
            <text:p>4273</text:p>
          </table:table-cell>
          <table:table-cell table:style-name="ce8" office:value-type="float" office:value="100001" calcext:value-type="float">
            <text:p>100001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936" calcext:value-type="float">
            <text:p>936</text:p>
          </table:table-cell>
          <table:table-cell table:number-columns-repeated="2" table:style-name="ce8" office:value-type="float" office:value="234" calcext:value-type="float">
            <text:p>2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73" calcext:value-type="float">
            <text:p>4273</text:p>
          </table:table-cell>
          <table:table-cell table:style-name="ce8" office:value-type="float" office:value="1000001" calcext:value-type="float">
            <text:p>1000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2:19:37.69406809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17:49:15.768857412</dc:date>
    <meta:editing-duration>PT15H20M39S</meta:editing-duration>
    <meta:editing-cycles>8</meta:editing-cycles>
    <meta:generator>LibreOffice/7.6.7.2$Linux_X86_64 LibreOffice_project/60$Build-2</meta:generator>
    <meta:document-statistic meta:table-count="1" meta:cell-count="1034" meta:object-count="5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544cm" svg:height="9.006cm" xlink:href=".." xlink:type="simple" chart:class="chart:line" chart:style-name="ch1">
        <chart:title svg:x="10.789cm" svg:y="0.316cm" chart:style-name="ch2">
          <text:p>Witness size in unlock transaction</text:p>
        </chart:title>
        <chart:legend chart:legend-position="end" svg:x="26.142cm" svg:y="3.955cm" style:legend-expansion="high" chart:style-name="ch3"/>
        <chart:plot-area chart:style-name="ch4" table:cell-range-address="result_segwit_unlock.H36:result_segwit_unlock.H68 result_segwit_unlock.F36:result_segwit_unlock.F68 result_segwit_unlock.F104:result_segwit_unlock.F136" chart:data-source-has-labels="both" svg:x="1.581cm" svg:y="1.275cm" svg:width="23.991cm" svg:height="6.57cm">
          <chart:coordinate-region svg:x="2.573cm" svg:y="1.474cm" svg:width="22.812cm" svg:height="5.724cm"/>
          <chart:axis chart:dimension="x" chart:name="primary-x" chart:style-name="ch5" chartooo:axis-type="auto">
            <chartooo:date-scale/>
            <chart:title svg:x="13.056cm" svg:y="8.025cm" chart:style-name="ch6">
              <text:p>scripts</text:p>
            </chart:title>
            <chart:categories table:cell-range-address="result_segwit_unlock.H36:result_segwit_unlock.H68"/>
            <chart:grid chart:style-name="ch7" chart:class="major"/>
          </chart:axis>
          <chart:axis chart:dimension="y" chart:name="primary-y" chart:style-name="ch5">
            <chart:title svg:x="0.451cm" svg:y="5.49cm" chart:style-name="ch8">
              <text:p>witness size</text:p>
            </chart:title>
            <chart:grid chart:style-name="ch7" chart:class="major"/>
          </chart:axis>
          <chart:series chart:style-name="ch9" chart:values-cell-range-address="result_segwit_unlock.F36:result_segwit_unlock.F68" loext:label-string="segwit" chart:class="chart:line">
            <chart:data-point chart:repeated="33"/>
          </chart:series>
          <chart:series chart:style-name="ch10" chart:values-cell-range-address="result_segwit_unlock.F104:result_segwit_unlock.F136" loext:label-string="taproot" chart:class="chart:line">
            <chart:data-point chart:repeated="33"/>
          </chart:series>
          <chart:wall chart:style-name="ch11"/>
          <chart:floor chart:style-name="ch12"/>
        </chart:plot-area>
        <draw:frame draw:style-name="gr1" draw:text-style-name="P1" svg:width="1.059cm" svg:height="1cm" svg:x="0cm" svg:y="0cm">
          <draw:image xlink:href="Pictures/20000006000069420000232FF0D69FD6.svm" xlink:type="simple" xlink:show="embed" xlink:actuate="onLoad" draw:mime-type="image/x-svm">
            <text:p/>
          </draw:image>
          <draw:image xlink:href="Pictures/10000001000003FB0000015539EF5B61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wit</text:p>
              </table:table-cell>
              <table:table-cell office:value-type="string">
                <text:p>taproot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36:result_segwit_unlock.H68</svg:desc>
                </draw:g>
              </table:table-cell>
              <table:table-cell office:value-type="float" office:value="227">
                <text:p>227</text:p>
                <draw:g>
                  <svg:desc>result_segwit_unlock.F36:result_segwit_unlock.F68</svg:desc>
                </draw:g>
              </table:table-cell>
              <table:table-cell office:value-type="float" office:value="241">
                <text:p>241</text:p>
                <draw:g>
                  <svg:desc>result_segwit_unlock.F104:result_segwit_unlock.F13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4">
                <text:p>37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7">
                <text:p>44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1">
                <text:p>52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3">
                <text:p>59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7">
                <text:p>6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0">
                <text:p>7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3">
                <text:p>8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85">
                <text:p>88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9">
                <text:p>95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32">
                <text:p>103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05">
                <text:p>11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51">
                <text:p>125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24">
                <text:p>13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97">
                <text:p>139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69">
                <text:p>146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42">
                <text:p>15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15">
                <text:p>161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89">
                <text:p>168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62">
                <text:p>176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35">
                <text:p>18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07">
                <text:p>190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80">
                <text:p>198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54">
                <text:p>205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27">
                <text:p>212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00">
                <text:p>22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3">
                <text:p>227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45">
                <text:p>234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18">
                <text:p>241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491">
                <text:p>249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565">
                <text:p>2565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44cm" svg:height="9.005cm" xlink:href=".." xlink:type="simple" chart:class="chart:line" chart:style-name="ch1">
        <chart:title svg:x="10.737cm" svg:y="0.316cm" chart:style-name="ch2">
          <text:p>txs per block in unlock transaction</text:p>
        </chart:title>
        <chart:legend chart:legend-position="end" svg:x="26.038cm" svg:y="3.954cm" style:legend-expansion="high" chart:style-name="ch3"/>
        <chart:plot-area chart:style-name="ch4" table:cell-range-address="result_segwit_unlock.G36:result_segwit_unlock.H68 result_segwit_unlock.G104:result_segwit_unlock.G136" chart:data-source-has-labels="both" svg:x="1.579cm" svg:y="1.275cm" svg:width="23.891cm" svg:height="6.569cm">
          <chart:coordinate-region svg:x="2.571cm" svg:y="1.475cm" svg:width="22.712cm" svg:height="5.722cm"/>
          <chart:axis chart:dimension="x" chart:name="primary-x" chart:style-name="ch5" chartooo:axis-type="auto">
            <chartooo:date-scale/>
            <chart:title svg:x="13.004cm" svg:y="8.024cm" chart:style-name="ch6">
              <text:p>scripts</text:p>
            </chart:title>
            <chart:categories table:cell-range-address="result_segwit_unlock.H36:result_segwit_unlock.H68"/>
            <chart:grid chart:style-name="ch7" chart:class="major"/>
          </chart:axis>
          <chart:axis chart:dimension="y" chart:name="primary-y" chart:style-name="ch5">
            <chart:title svg:x="0.451cm" svg:y="5.436cm" chart:style-name="ch8">
              <text:p>tx per block</text:p>
            </chart:title>
            <chart:grid chart:style-name="ch7" chart:class="major"/>
          </chart:axis>
          <chart:series chart:style-name="ch9" chart:values-cell-range-address="result_segwit_unlock.G36:result_segwit_unlock.G68" loext:label-string="segwit" chart:class="chart:line">
            <chart:data-point chart:repeated="33"/>
          </chart:series>
          <chart:series chart:style-name="ch10" chart:values-cell-range-address="result_segwit_unlock.G104:result_segwit_unlock.G136" loext:label-string="taproot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wit</text:p>
              </table:table-cell>
              <table:table-cell office:value-type="string">
                <text:p>taproot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36:result_segwit_unlock.H68</svg:desc>
                </draw:g>
              </table:table-cell>
              <table:table-cell office:value-type="float" office:value="7054">
                <text:p>7054</text:p>
                <draw:g>
                  <svg:desc>result_segwit_unlock.G36:result_segwit_unlock.G68</svg:desc>
                </draw:g>
              </table:table-cell>
              <table:table-cell office:value-type="float" office:value="6884">
                <text:p>6884</text:p>
                <draw:g>
                  <svg:desc>result_segwit_unlock.G104:result_segwit_unlock.G13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49">
                <text:p>6249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01">
                <text:p>5601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82">
                <text:p>5082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45">
                <text:p>4645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86">
                <text:p>428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71">
                <text:p>3971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03">
                <text:p>3703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68">
                <text:p>3468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65">
                <text:p>3265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79">
                <text:p>3079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15">
                <text:p>2915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7">
                <text:p>2767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34">
                <text:p>2634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13">
                <text:p>2513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03">
                <text:p>2403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02">
                <text:p>2302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10">
                <text:p>2210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25">
                <text:p>2125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45">
                <text:p>2045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71">
                <text:p>1971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02">
                <text:p>1902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38">
                <text:p>1838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80">
                <text:p>1780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24">
                <text:p>1724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70">
                <text:p>1670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21">
                <text:p>1621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74">
                <text:p>1574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0">
                <text:p>1530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89">
                <text:p>1489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50">
                <text:p>1450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12">
                <text:p>141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76">
                <text:p>1376</text:p>
              </table:table-cell>
              <table:table-cell office:value-type="float" office:value="5641">
                <text:p>5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6.945cm" svg:height="9.006cm" xlink:href=".." xlink:type="simple" chart:class="chart:line" chart:column-mapping="0" chart:style-name="ch1">
        <chart:title svg:x="9.367cm" svg:y="0.316cm" chart:style-name="ch2">
          <text:p>Witness size in P2TR unlock transaction</text:p>
        </chart:title>
        <chart:legend chart:legend-position="end" svg:x="24.04cm" svg:y="4.204cm" style:legend-expansion="high" chart:style-name="ch3"/>
        <chart:plot-area chart:style-name="ch4" table:cell-range-address="result_segwit_unlock.H104:result_segwit_unlock.H136 result_segwit_unlock.F104:result_segwit_unlock.F136" chart:data-source-has-labels="column" svg:x="1.549cm" svg:y="1.275cm" svg:width="21.953cm" svg:height="6.57cm">
          <chart:coordinate-region svg:x="2.356cm" svg:y="1.474cm" svg:width="20.959cm" svg:height="5.724cm"/>
          <chart:axis chart:dimension="x" chart:name="primary-x" chart:style-name="ch5" chartooo:axis-type="auto">
            <chartooo:date-scale/>
            <chart:title svg:x="12.005cm" svg:y="8.025cm" chart:style-name="ch6">
              <text:p>scripts</text:p>
            </chart:title>
            <chart:categories table:cell-range-address="result_segwit_unlock.H104:result_segwit_unlock.H136"/>
            <chart:grid chart:style-name="ch7" chart:class="major"/>
          </chart:axis>
          <chart:axis chart:dimension="y" chart:name="primary-y" chart:style-name="ch5">
            <chart:title svg:x="0.451cm" svg:y="5.49cm" chart:style-name="ch8">
              <text:p>witness size</text:p>
            </chart:title>
            <chart:grid chart:style-name="ch7" chart:class="major"/>
          </chart:axis>
          <chart:series chart:style-name="ch9" chart:values-cell-range-address="result_segwit_unlock.F104:result_segwit_unlock.F136" chart:class="chart:line">
            <chart:data-point chart:repeated="33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69420000232FF0D69FD6.svm" xlink:type="simple" xlink:show="embed" xlink:actuate="onLoad" draw:mime-type="image/x-svm">
            <text:p/>
          </draw:image>
          <draw:image xlink:href="Pictures/10000001000003FB0000015539EF5B61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104:result_segwit_unlock.H136</svg:desc>
                </draw:g>
              </table:table-cell>
              <table:table-cell office:value-type="float" office:value="241">
                <text:p>241</text:p>
                <draw:g>
                  <svg:desc>result_segwit_unlock.F104:result_segwit_unlock.F13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27cm" svg:height="9.006cm" xlink:href=".." xlink:type="simple" chart:class="chart:line" chart:column-mapping="0" chart:style-name="ch1">
        <chart:title svg:x="8.055cm" svg:y="0.316cm" chart:style-name="ch2">
          <text:p>txs per block in a taproot transaction</text:p>
        </chart:title>
        <chart:legend chart:legend-position="end" svg:x="20.569cm" svg:y="4.204cm" style:legend-expansion="high" chart:style-name="ch3"/>
        <chart:plot-area chart:style-name="ch4" table:cell-range-address="result_segwit_unlock.G138:result_segwit_unlock.H144" chart:data-source-has-labels="column" svg:x="1.481cm" svg:y="1.275cm" svg:width="18.618cm" svg:height="6.57cm">
          <chart:coordinate-region svg:x="2.473cm" svg:y="1.474cm" svg:width="16.976cm" svg:height="5.724cm"/>
          <chart:axis chart:dimension="x" chart:name="primary-x" chart:style-name="ch5" chartooo:axis-type="auto">
            <chartooo:date-scale/>
            <chart:title svg:x="10.27cm" svg:y="8.025cm" chart:style-name="ch6">
              <text:p>scripts</text:p>
            </chart:title>
            <chart:categories table:cell-range-address="result_segwit_unlock.H138:result_segwit_unlock.H144"/>
          </chart:axis>
          <chart:axis chart:dimension="y" chart:name="primary-y" chart:style-name="ch5">
            <chart:title svg:x="0.451cm" svg:y="5.596cm" chart:style-name="ch7">
              <text:p>txs per blocks</text:p>
            </chart:title>
            <chart:grid chart:style-name="ch8" chart:class="major"/>
          </chart:axis>
          <chart:series chart:style-name="ch9" chart:values-cell-range-address="result_segwit_unlock.G138:result_segwit_unlock.G14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138:result_segwit_unlock.H144</svg:desc>
                </draw:g>
              </table:table-cell>
              <table:table-cell office:value-type="float" office:value="6884">
                <text:p>6884</text:p>
                <draw:g>
                  <svg:desc>result_segwit_unlock.G138:result_segwit_unlock.G14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397">
                <text:p>5397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float" office:value="100001">
                <text:p>100001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1000001">
                <text:p>1000001</text:p>
              </table:table-cell>
              <table:table-cell office:value-type="float" office:value="3450">
                <text:p>34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7cm" svg:height="9.005cm" xlink:href=".." xlink:type="simple" chart:class="chart:line" chart:style-name="ch1">
        <chart:legend chart:legend-position="end" svg:x="19.628cm" svg:y="3.705cm" style:legend-expansion="high" chart:style-name="ch2"/>
        <chart:plot-area chart:style-name="ch3" table:cell-range-address="result_segwit_unlock.H138:result_segwit_unlock.H144 result_segwit_unlock.B138:result_segwit_unlock.B144 result_segwit_unlock.E138:result_segwit_unlock.F144" chart:data-source-has-labels="both" svg:x="0.473cm" svg:y="0.18cm" svg:width="18.682cm" svg:height="8.645cm">
          <chart:coordinate-region svg:x="1.465cm" svg:y="0.379cm" svg:width="17.04cm" svg:height="7.799cm"/>
          <chart:axis chart:dimension="x" chart:name="primary-x" chart:style-name="ch4" chartooo:axis-type="auto">
            <chartooo:date-scale/>
            <chart:categories table:cell-range-address="result_segwit_unlock.H138:result_segwit_unlock.H1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_segwit_unlock.B138:result_segwit_unlock.B144" loext:label-string="total_size" chart:class="chart:line">
            <chart:data-point chart:repeated="7"/>
          </chart:series>
          <chart:series chart:style-name="ch7" chart:values-cell-range-address="result_segwit_unlock.E138:result_segwit_unlock.E144" loext:label-string="non_witness_size" chart:class="chart:line">
            <chart:data-point chart:repeated="7"/>
          </chart:series>
          <chart:series chart:style-name="ch8" chart:values-cell-range-address="result_segwit_unlock.F138:result_segwit_unlock.F144" loext:label-string="witness_size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size</text:p>
              </table:table-cell>
              <table:table-cell office:value-type="string">
                <text:p>non_witness_size</text:p>
              </table:table-cell>
              <table:table-cell office:value-type="string">
                <text:p>witness_siz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esult_segwit_unlock.H138:result_segwit_unlock.H144</svg:desc>
                </draw:g>
              </table:table-cell>
              <table:table-cell office:value-type="float" office:value="326">
                <text:p>326</text:p>
                <draw:g>
                  <svg:desc>result_segwit_unlock.B138:result_segwit_unlock.B144</svg:desc>
                </draw:g>
              </table:table-cell>
              <table:table-cell office:value-type="float" office:value="85">
                <text:p>85</text:p>
                <draw:g>
                  <svg:desc>result_segwit_unlock.E138:result_segwit_unlock.E144</svg:desc>
                </draw:g>
              </table:table-cell>
              <table:table-cell office:value-type="float" office:value="241">
                <text:p>241</text:p>
                <draw:g>
                  <svg:desc>result_segwit_unlock.F138:result_segwit_unlock.F14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90">
                <text:p>390</text:p>
              </table:table-cell>
              <table:table-cell office:value-type="float" office:value="85">
                <text:p>8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86">
                <text:p>486</text:p>
              </table:table-cell>
              <table:table-cell office:value-type="float" office:value="85">
                <text:p>8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584">
                <text:p>584</text:p>
              </table:table-cell>
              <table:table-cell office:value-type="float" office:value="85">
                <text:p>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712">
                <text:p>712</text:p>
              </table:table-cell>
              <table:table-cell office:value-type="float" office:value="85">
                <text:p>8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00001">
                <text:p>100001</text:p>
              </table:table-cell>
              <table:table-cell office:value-type="float" office:value="808">
                <text:p>808</text:p>
              </table:table-cell>
              <table:table-cell office:value-type="float" office:value="85">
                <text:p>8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000001">
                <text:p>1000001</text:p>
              </table:table-cell>
              <table:table-cell office:value-type="float" office:value="904">
                <text:p>904</text:p>
              </table:table-cell>
              <table:table-cell office:value-type="float" office:value="85">
                <text:p>85</text:p>
              </table:table-cell>
              <table:table-cell office:value-type="float" office:value="819">
                <text:p>8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